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NumeroPagina">
      <style:text-properties officeooo:paragraph-rsid="001fa5ba"/>
    </style:style>
    <style:style style:name="P2" style:family="paragraph" style:parent-style-name="Table_20_Contents">
      <style:text-properties style:font-name="Tahoma" fo:font-size="10pt" style:font-size-asian="10.5pt"/>
    </style:style>
    <style:style style:name="P3" style:family="paragraph" style:parent-style-name="CuerpoTabla">
      <style:text-properties officeooo:rsid="00166289" officeooo:paragraph-rsid="00166289"/>
    </style:style>
    <style:style style:name="P4" style:family="paragraph" style:parent-style-name="CuerpoTabla">
      <style:text-properties officeooo:rsid="00198f1b" officeooo:paragraph-rsid="00198f1b"/>
    </style:style>
    <style:style style:name="P5" style:family="paragraph" style:parent-style-name="CuerpoTabla">
      <style:text-properties officeooo:paragraph-rsid="001fa5ba"/>
    </style:style>
    <style:style style:name="P6" style:family="paragraph" style:parent-style-name="Tabla_20_contenidos_20_nivel1">
      <style:paragraph-properties>
        <style:tab-stops>
          <style:tab-stop style:position="17cm" style:type="right" style:leader-style="dotted" style:leader-text="."/>
        </style:tab-stops>
      </style:paragraph-properties>
    </style:style>
    <style:style style:name="P7" style:family="paragraph" style:parent-style-name="Tabla_20_contenidos_20_nivel2">
      <style:paragraph-properties>
        <style:tab-stops>
          <style:tab-stop style:position="16.801cm" style:type="right" style:leader-style="dotted" style:leader-text="."/>
        </style:tab-stops>
      </style:paragraph-properties>
    </style:style>
    <style:style style:name="P8" style:family="paragraph" style:parent-style-name="Nivel1" style:master-page-name="Pagina">
      <style:paragraph-properties style:page-number="auto"/>
    </style:style>
    <style:style style:name="P9" style:family="paragraph" style:parent-style-name="Textos" style:master-page-name="Pagina">
      <style:paragraph-properties style:page-number="auto"/>
    </style:style>
    <style:style style:name="P10" style:family="paragraph" style:parent-style-name="Textos">
      <style:text-properties officeooo:rsid="00215668" officeooo:paragraph-rsid="00215668"/>
    </style:style>
    <style:style style:name="P11" style:family="paragraph" style:parent-style-name="Textos">
      <style:text-properties officeooo:rsid="00233d06" officeooo:paragraph-rsid="00233d06"/>
    </style:style>
    <style:style style:name="P12" style:family="paragraph" style:parent-style-name="TituloDemostrativo" style:master-page-name="PortadaDemostrativos">
      <style:paragraph-properties style:page-number="auto"/>
      <style:text-properties officeooo:rsid="00115d88" officeooo:paragraph-rsid="00115d88"/>
    </style:style>
    <style:style style:name="P13" style:family="paragraph" style:parent-style-name="TablaContenidosDemostrativo" style:master-page-name="Pagina">
      <style:paragraph-properties style:page-number="auto"/>
    </style:style>
    <style:style style:name="P14" style:family="paragraph" style:parent-style-name="CuerpoTabla">
      <style:text-properties officeooo:rsid="00215668" officeooo:paragraph-rsid="00215668"/>
    </style:style>
    <style:style style:name="T1" style:family="text">
      <style:text-properties officeooo:rsid="0016b2d2"/>
    </style:style>
    <style:style style:name="T2" style:family="text">
      <style:text-properties officeooo:rsid="00189460"/>
    </style:style>
    <style:style style:name="T3" style:family="text">
      <style:text-properties officeooo:rsid="001fa5ba"/>
    </style:style>
    <style:style style:name="T4" style:family="text">
      <style:text-properties officeooo:rsid="00215668"/>
    </style:style>
    <style:style style:name="T5" style:family="text">
      <style:text-properties officeooo:rsid="00233d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R0.<text:span text:style-name="T4">33</text:span></text:p>
      <text:p text:style-name="Standard"/>
      <text:p text:style-name="SubtituloPortadaYDemostrativos">Tipo de documento: Acta</text:p>
      <text:p text:style-name="P5"><text:span text:style-name="T4">09</text:span>/<text:span text:style-name="T1">07</text:span>/201<text:span text:style-name="T1">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3">AR0.<text:span text:style-name="T3">33</text:span></text:p>
          </table:table-cell>
        </table:table-row>
        <table:table-row>
          <table:table-cell table:style-name="Tabla2.A2" office:value-type="string">
            <text:p text:style-name="TituloColumnaTabla">Fecha:</text:p>
          </table:table-cell>
          <table:table-cell table:style-name="Tabla2.B2" office:value-type="string">
            <text:p text:style-name="P5"><text:span text:style-name="T4">09</text:span>/<text:span text:style-name="T1">07</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9">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P5"><text:span text:style-name="T4">09</text:span>/<text:span text:style-name="T1">07</text:span>/20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P5"><text:span text:style-name="T4">09</text:span>/<text:span text:style-name="T1">07</text:span>/20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13">Tabla de contenido</text:p>
          </text:index-title>
          <text:p text:style-name="P6"><text:a xlink:type="simple" xlink:href="#__RefHeading__1803_1352885363" text:style-name="Index_20_Link" text:visited-style-name="Index_20_Link">Datos de la reunión:<text:tab/>4</text:a></text:p>
          <text:p text:style-name="P7"><text:a xlink:type="simple" xlink:href="#__RefHeading__744_302876939" text:style-name="Index_20_Link" text:visited-style-name="Index_20_Link">Tabla 01. Datos de la reunión, 2014<text:tab/>4</text:a></text:p>
          <text:p text:style-name="P6"><text:a xlink:type="simple" xlink:href="#__RefHeading__746_302876939" text:style-name="Index_20_Link" text:visited-style-name="Index_20_Link">Puntos del orden del día:<text:tab/>4</text:a></text:p>
          <text:p text:style-name="P6"><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8"><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4">09</text:span>/<text:span text:style-name="T1">07</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P4">15:30</text:p>
          </table:table-cell>
        </table:table-row>
        <table:table-row>
          <table:table-cell table:style-name="Tabla6.A2" office:value-type="string">
            <text:p text:style-name="TituloColumnaTabla">Hora de fiscalización:</text:p>
          </table:table-cell>
          <table:table-cell table:style-name="Tabla6.B2" office:value-type="string">
            <text:p text:style-name="P14">16:30</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10">Hay que acabar primero los papers.</text:p>
      <text:p text:style-name="P10">El lunes que viene nos entregan el armario de inmersión. Nosotros tenemos que hacer los splits para las fuentes de alimentación.</text:p>
      <text:p text:style-name="P10">Encargar ya los conectores de los discos duros.</text:p>
      <text:p text:style-name="P10">Alimentación de disco y placa con adaptador.</text:p>
      <text:p text:style-name="P10">Inicialmente después de los papers ponerse ha hacer los cables para las fuentes, si no se encuentra otra solución distinta. Por lo menos hacer uno para ver si se puede hacer y funciona correctamente.</text:p>
      <text:p text:style-name="P10"/>
      <text:p text:style-name="P10"><text:soft-page-break/>Comprar cable conductor de cada color del cable de fuente(50 m) y tubo termorectractil(50 m) en ala ferretería.</text:p>
      <text:p text:style-name="P10">El experimento mas rápido que podemos hacer vas ser el del aceite,ya que no hay aun los disipadores para los de refrigeración líquida.</text:p>
      <text:p text:style-name="P10">También hay que hacer los cables del red,y comprar los swich para los armarios y hacer los cables para los swichs.</text:p>
      <text:p text:style-name="P10">Cuando esté todos los armarios listos tener luego en cuenta el calor que salen de los armarios y llegan a los radiadores para luego ver el aprovechamiento de ese calor.</text:p>
      <text:p text:style-name="P10">Mañana hay que llamar al de sau<text:span text:style-name="T5">m para ver lo de colocar el appliance en libre acceso de vicerrectoría y luego bajar a infra para ver de colocar el otro appliance.</text:span></text:p>
      <text:p text:style-name="P11">Si puede ,Javier un día que suba al city va bajar una bandeja del armario para probar si encajan bien las placas bases. También ir mirando lo de pedir toda la vaselina que nos va hacer falta para los armarios.</text:p>
      <text:p text:style-name="P11">La reunión de la próxima semana pasa a ser el miércoles 16 a las 12:00 de la mañan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umeroPagina">
      <style:text-properties officeooo:paragraph-rsid="001fa5b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MP1"><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6</meta:editing-cycles>
    <meta:generator>LibreOffice/4.1.3.2$Linux_X86_64 LibreOffice_project/410m0$Build-2</meta:generator>
    <dc:date>2014-07-09T17:18:22.297493483</dc:date>
    <dc:creator>Manuel </dc:creator>
    <meta:document-statistic meta:table-count="5" meta:image-count="3" meta:object-count="0" meta:page-count="5" meta:paragraph-count="74" meta:word-count="418" meta:character-count="2456" meta:non-whitespace-character-count="2071"/>
  </office:meta>
</office:document-meta>
</file>